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07e3d" officeooo:paragraph-rsid="00207e3d"/>
    </style:style>
    <style:style style:name="P2" style:family="paragraph" style:parent-style-name="Nadpis1">
      <style:text-properties officeooo:rsid="00207e3d" officeooo:paragraph-rsid="00207e3d"/>
    </style:style>
    <style:style style:name="P3" style:family="paragraph" style:parent-style-name="Nadpis1">
      <style:text-properties officeooo:rsid="002270b9" officeooo:paragraph-rsid="002270b9"/>
    </style:style>
    <style:style style:name="P4" style:family="paragraph" style:parent-style-name="Nadpis1">
      <style:text-properties officeooo:rsid="00271991" officeooo:paragraph-rsid="00271991"/>
    </style:style>
    <style:style style:name="P5" style:family="paragraph" style:parent-style-name="Nadpis1">
      <style:text-properties officeooo:rsid="0027da12" officeooo:paragraph-rsid="0027da12"/>
    </style:style>
    <style:style style:name="P6" style:family="paragraph" style:parent-style-name="Nadpis1">
      <style:text-properties officeooo:rsid="002da9c9" officeooo:paragraph-rsid="002da9c9"/>
    </style:style>
    <style:style style:name="P7" style:family="paragraph" style:parent-style-name="Nadpis2">
      <style:text-properties officeooo:rsid="002da9c9" officeooo:paragraph-rsid="002da9c9"/>
    </style:style>
    <style:style style:name="P8" style:family="paragraph" style:parent-style-name="Nadpis2">
      <style:text-properties officeooo:rsid="0031c01d" officeooo:paragraph-rsid="0031c01d"/>
    </style:style>
    <style:style style:name="P9" style:family="paragraph" style:parent-style-name="text" style:list-style-name="L1"/>
    <style:style style:name="P10" style:family="paragraph" style:parent-style-name="text" style:list-style-name="L1">
      <style:text-properties officeooo:rsid="00207e3d" officeooo:paragraph-rsid="00207e3d"/>
    </style:style>
    <style:style style:name="P11" style:family="paragraph" style:parent-style-name="text" style:list-style-name="L1">
      <style:text-properties officeooo:rsid="0020ab53" officeooo:paragraph-rsid="0020ab53"/>
    </style:style>
    <style:style style:name="P12" style:family="paragraph" style:parent-style-name="text" style:list-style-name="L1">
      <style:text-properties officeooo:rsid="002270b9" officeooo:paragraph-rsid="002270b9"/>
    </style:style>
    <style:style style:name="P13" style:family="paragraph" style:parent-style-name="text" style:list-style-name="L2">
      <style:text-properties officeooo:rsid="002270b9" officeooo:paragraph-rsid="002270b9"/>
    </style:style>
    <style:style style:name="P14" style:family="paragraph" style:parent-style-name="text" style:list-style-name="L2">
      <style:text-properties officeooo:rsid="0023d730" officeooo:paragraph-rsid="0023d730"/>
    </style:style>
    <style:style style:name="P15" style:family="paragraph" style:parent-style-name="text" style:list-style-name="L2">
      <style:text-properties officeooo:rsid="00252021" officeooo:paragraph-rsid="00252021"/>
    </style:style>
    <style:style style:name="P16" style:family="paragraph" style:parent-style-name="text" style:list-style-name="L3">
      <style:text-properties officeooo:rsid="00271991" officeooo:paragraph-rsid="00271991"/>
    </style:style>
    <style:style style:name="P17" style:family="paragraph" style:parent-style-name="text" style:list-style-name="L4">
      <style:text-properties officeooo:rsid="0027da12" officeooo:paragraph-rsid="0027da12"/>
    </style:style>
    <style:style style:name="P18" style:family="paragraph" style:parent-style-name="text" style:list-style-name="L4">
      <style:text-properties fo:font-weight="bold" officeooo:rsid="0027da12" officeooo:paragraph-rsid="0027da12" style:font-weight-asian="bold" style:font-weight-complex="bold"/>
    </style:style>
    <style:style style:name="P19" style:family="paragraph" style:parent-style-name="text" style:list-style-name="L7">
      <style:paragraph-properties fo:text-align="start" style:justify-single-word="false"/>
      <style:text-properties fo:font-weight="bold" officeooo:rsid="0033ceac" officeooo:paragraph-rsid="0033ceac" style:font-weight-asian="bold" style:font-weight-complex="bold"/>
    </style:style>
    <style:style style:name="P20" style:family="paragraph" style:parent-style-name="text" style:list-style-name="L4">
      <style:text-properties fo:color="#ce181e" fo:font-weight="bold" officeooo:rsid="0027da12" officeooo:paragraph-rsid="0027da12" style:font-weight-asian="bold" style:font-weight-complex="bold"/>
    </style:style>
    <style:style style:name="P21" style:family="paragraph" style:parent-style-name="text" style:list-style-name="L4">
      <style:text-properties fo:color="#ce181e" officeooo:rsid="0027da12" officeooo:paragraph-rsid="0027da12"/>
    </style:style>
    <style:style style:name="P22" style:family="paragraph" style:parent-style-name="text" style:list-style-name="L4">
      <style:text-properties fo:color="#ce181e" officeooo:rsid="00294df0" officeooo:paragraph-rsid="00294df0"/>
    </style:style>
    <style:style style:name="P23" style:family="paragraph" style:parent-style-name="text" style:list-style-name="L4">
      <style:text-properties style:use-window-font-color="true" officeooo:rsid="002bbfb5" officeooo:paragraph-rsid="002bbfb5"/>
    </style:style>
    <style:style style:name="P24" style:family="paragraph" style:parent-style-name="text" style:list-style-name="L4">
      <style:text-properties style:use-window-font-color="true" officeooo:rsid="002bbfb5" officeooo:paragraph-rsid="002da9c9"/>
    </style:style>
    <style:style style:name="P25" style:family="paragraph" style:parent-style-name="text" style:list-style-name="L4">
      <style:text-properties style:use-window-font-color="true" officeooo:rsid="002da9c9" officeooo:paragraph-rsid="002da9c9"/>
    </style:style>
    <style:style style:name="P26" style:family="paragraph" style:parent-style-name="text" style:list-style-name="L5">
      <style:text-properties officeooo:rsid="002da9c9" officeooo:paragraph-rsid="002da9c9"/>
    </style:style>
    <style:style style:name="P27" style:family="paragraph" style:parent-style-name="text" style:list-style-name="L6"/>
    <style:style style:name="P28" style:family="paragraph" style:parent-style-name="text" style:list-style-name="L6">
      <style:text-properties officeooo:rsid="002ee8e3" officeooo:paragraph-rsid="002da9c9"/>
    </style:style>
    <style:style style:name="P29" style:family="paragraph" style:parent-style-name="text" style:list-style-name="L6">
      <style:text-properties officeooo:rsid="002ee8e3" officeooo:paragraph-rsid="002ee8e3"/>
    </style:style>
    <style:style style:name="P30" style:family="paragraph" style:parent-style-name="text" style:list-style-name="L6">
      <style:text-properties officeooo:rsid="002fed65" officeooo:paragraph-rsid="002fed65"/>
    </style:style>
    <style:style style:name="P31" style:family="paragraph" style:parent-style-name="text" style:list-style-name="L6">
      <style:text-properties fo:font-style="italic" style:font-style-asian="italic" style:font-style-complex="italic"/>
    </style:style>
    <style:style style:name="P32" style:family="paragraph" style:parent-style-name="text" style:list-style-name="L7">
      <style:paragraph-properties fo:text-align="start" style:justify-single-word="false"/>
      <style:text-properties fo:font-style="italic" officeooo:rsid="0031c01d" officeooo:paragraph-rsid="0031c01d" style:font-style-asian="italic" style:font-style-complex="italic"/>
    </style:style>
    <style:style style:name="P33" style:family="paragraph" style:parent-style-name="text" style:list-style-name="L7">
      <style:paragraph-properties fo:text-align="start" style:justify-single-word="false"/>
      <style:text-properties fo:font-style="italic" officeooo:rsid="0033ceac" officeooo:paragraph-rsid="0033ceac" style:font-style-asian="italic" style:font-style-complex="italic"/>
    </style:style>
    <style:style style:name="P34" style:family="paragraph" style:parent-style-name="text" style:list-style-name="L6">
      <style:text-properties officeooo:rsid="0030d6a3" officeooo:paragraph-rsid="0030d6a3"/>
    </style:style>
    <style:style style:name="P35" style:family="paragraph" style:parent-style-name="text" style:list-style-name="L6">
      <style:text-properties officeooo:rsid="0031c01d" officeooo:paragraph-rsid="0031c01d"/>
    </style:style>
    <style:style style:name="P36" style:family="paragraph" style:parent-style-name="text" style:list-style-name="L7">
      <style:paragraph-properties fo:text-align="start" style:justify-single-word="false"/>
      <style:text-properties officeooo:rsid="0031c01d" officeooo:paragraph-rsid="0031c01d"/>
    </style:style>
    <style:style style:name="P37" style:family="paragraph" style:parent-style-name="text" style:list-style-name="L7">
      <style:paragraph-properties fo:text-align="start" style:justify-single-word="false"/>
      <style:text-properties style:text-underline-style="none" officeooo:rsid="0033485c" officeooo:paragraph-rsid="0033485c"/>
    </style:style>
    <style:style style:name="P38" style:family="paragraph" style:parent-style-name="text" style:list-style-name="L7">
      <style:paragraph-properties fo:text-align="start" style:justify-single-word="false"/>
      <style:text-properties style:text-underline-style="solid" style:text-underline-width="auto" style:text-underline-color="font-color" officeooo:rsid="0031c01d" officeooo:paragraph-rsid="0033485c"/>
    </style:style>
    <style:style style:name="P39" style:family="paragraph" style:parent-style-name="text" style:list-style-name="L7">
      <style:paragraph-properties fo:text-align="start" style:justify-single-word="false"/>
      <style:text-properties officeooo:rsid="0033485c" officeooo:paragraph-rsid="0033485c"/>
    </style:style>
    <style:style style:name="P40" style:family="paragraph" style:parent-style-name="text" style:list-style-name="L7">
      <style:paragraph-properties fo:text-align="start" style:justify-single-word="false"/>
      <style:text-properties officeooo:rsid="0033ceac" officeooo:paragraph-rsid="0033ceac"/>
    </style:style>
    <style:style style:name="P41" style:family="paragraph" style:parent-style-name="text" style:list-style-name="L7">
      <style:paragraph-properties fo:text-align="start" style:justify-single-word="false"/>
      <style:text-properties fo:font-weight="normal" officeooo:rsid="0033ceac" officeooo:paragraph-rsid="0033ceac" style:font-weight-asian="normal" style:font-weight-complex="normal"/>
    </style:style>
    <style:style style:name="P42" style:family="paragraph" style:parent-style-name="text" style:list-style-name="L6">
      <style:text-properties officeooo:rsid="003464a7" officeooo:paragraph-rsid="003464a7"/>
    </style:style>
    <style:style style:name="P43" style:family="paragraph" style:parent-style-name="text" style:list-style-name="L14"/>
    <style:style style:name="P44" style:family="paragraph" style:parent-style-name="text" style:list-style-name="L13"/>
    <style:style style:name="P45" style:family="paragraph" style:parent-style-name="text" style:list-style-name="L9"/>
    <style:style style:name="P46" style:family="paragraph" style:parent-style-name="text" style:list-style-name="L12"/>
    <style:style style:name="P47" style:family="paragraph" style:parent-style-name="text">
      <style:text-properties officeooo:paragraph-rsid="003612ae"/>
    </style:style>
    <style:style style:name="P48" style:family="paragraph" style:parent-style-name="text" style:list-style-name="L15">
      <style:text-properties officeooo:paragraph-rsid="003612ae"/>
    </style:style>
    <style:style style:name="P49" style:family="paragraph" style:parent-style-name="text" style:list-style-name="L17"/>
    <style:style style:name="P50" style:family="paragraph" style:parent-style-name="text" style:list-style-name="L18"/>
    <style:style style:name="P51" style:family="paragraph" style:parent-style-name="Heading_20_2">
      <style:text-properties officeooo:rsid="0050ddc9" officeooo:paragraph-rsid="003612ae"/>
    </style:style>
    <style:style style:name="P52" style:family="paragraph" style:parent-style-name="Text_20_body">
      <style:text-properties fo:font-weight="bold" officeooo:rsid="004deb95" officeooo:paragraph-rsid="003612ae" style:font-weight-asian="bold" style:font-weight-complex="bold"/>
    </style:style>
    <style:style style:name="P53" style:family="paragraph" style:parent-style-name="Text_20_body">
      <style:text-properties fo:font-weight="bold" officeooo:paragraph-rsid="003612ae" style:font-weight-asian="bold" style:font-weight-complex="bold"/>
    </style:style>
    <style:style style:name="P54" style:family="paragraph" style:parent-style-name="Text_20_body">
      <style:text-properties fo:font-weight="bold" officeooo:rsid="005b308d" officeooo:paragraph-rsid="0036b0d0" style:font-weight-asian="bold" style:font-weight-complex="bold"/>
    </style:style>
    <style:style style:name="P55" style:family="paragraph" style:parent-style-name="Text_20_body">
      <style:text-properties fo:font-weight="normal" officeooo:rsid="004deb95" officeooo:paragraph-rsid="003612ae" style:font-weight-asian="normal" style:font-weight-complex="normal"/>
    </style:style>
    <style:style style:name="P56" style:family="paragraph" style:parent-style-name="Text_20_body">
      <style:text-properties fo:font-weight="normal" officeooo:rsid="0050ddc9" officeooo:paragraph-rsid="003612ae" style:font-weight-asian="normal" style:font-weight-complex="normal"/>
    </style:style>
    <style:style style:name="P57" style:family="paragraph" style:parent-style-name="Text_20_body">
      <style:text-properties officeooo:rsid="0050ddc9" officeooo:paragraph-rsid="003612ae"/>
    </style:style>
    <style:style style:name="P58" style:family="paragraph" style:parent-style-name="Heading_20_3">
      <style:text-properties officeooo:rsid="004deb95" officeooo:paragraph-rsid="003612ae"/>
    </style:style>
    <style:style style:name="P59" style:family="paragraph" style:parent-style-name="Heading_20_3">
      <style:text-properties officeooo:rsid="00558078" officeooo:paragraph-rsid="003612ae"/>
    </style:style>
    <style:style style:name="T1" style:family="text">
      <style:text-properties officeooo:rsid="00294d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91e2" style:font-weight-asian="bold" style:font-weight-complex="bold"/>
    </style:style>
    <style:style style:name="T4" style:family="text">
      <style:text-properties fo:color="#ed1c24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officeooo:rsid="0033485c"/>
    </style:style>
    <style:style style:name="T7" style:family="text">
      <style:text-properties officeooo:rsid="00558078"/>
    </style:style>
    <style:style style:name="T8" style:family="text">
      <style:text-properties officeooo:rsid="00631eaa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ed13b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31eaa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31eaa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fo:font-weight="normal" officeooo:rsid="005ed13b" style:font-style-asian="italic" style:font-weight-asian="normal" style:font-style-complex="italic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weight="normal" officeooo:rsid="00641a38" style:font-weight-asian="normal" style:font-weight-complex="normal"/>
    </style:style>
    <style:style style:name="T21" style:family="text">
      <style:text-properties fo:font-weight="normal" officeooo:rsid="005ed13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icismus, Osvícenství, preromantismus</text:p>
      <text:list xml:id="list3931415070" text:style-name="L1">
        <text:list-item>
          <text:p text:style-name="P9">2. pol. 17. stol – konec 18. st.</text:p>
        </text:list-item>
      </text:list>
      <text:p text:style-name="P2">Klasicismus</text:p>
      <text:list xml:id="list201014045092389" text:continue-numbering="true" text:style-name="L1">
        <text:list-item>
          <text:p text:style-name="P10">Vznik ve Francii</text:p>
        </text:list-item>
        <text:list-item>
          <text:p text:style-name="P10">klade důraz na řád, rozum <text:span text:style-name="T1">n</text:span>acionalismus …</text:p>
        </text:list-item>
        <text:list-item>
          <text:p text:style-name="P10">cit ustupuje do pozadí</text:p>
          <text:list>
            <text:list-item>
              <text:p text:style-name="P11">=&gt; služba panovníkov<text:span text:style-name="T1">i</text:span>, společnosti, řádu …</text:p>
            </text:list-item>
          </text:list>
        </text:list-item>
        <text:list-item>
          <text:p text:style-name="P11">návrat k antice</text:p>
          <text:list>
            <text:list-item>
              <text:p text:style-name="P11">vnímaná jako vzor</text:p>
              <text:list>
                <text:list-item>
                  <text:p text:style-name="P11">řád v dramanu (jednota místa, času, děje …)</text:p>
                </text:list-item>
                <text:list-item>
                  <text:p text:style-name="P11">budovy</text:p>
                </text:list-item>
              </text:list>
            </text:list-item>
          </text:list>
        </text:list-item>
        <text:list-item>
          <text:p text:style-name="P11">rozdělení žánry vysoké × <text:s/>nízké</text:p>
          <text:list>
            <text:list-item>
              <text:p text:style-name="P11">vysoké</text:p>
              <text:list>
                <text:list-item>
                  <text:p text:style-name="P11">tragedie</text:p>
                </text:list-item>
                <text:list-item>
                  <text:p text:style-name="P12">epos</text:p>
                </text:list-item>
                <text:list-item>
                  <text:p text:style-name="P12">hymnus</text:p>
                </text:list-item>
              </text:list>
            </text:list-item>
            <text:list-item>
              <text:p text:style-name="P11">nízké</text:p>
              <text:list>
                <text:list-item>
                  <text:p text:style-name="P11">komedie</text:p>
                </text:list-item>
                <text:list-item>
                  <text:p text:style-name="P12">lidová píseň</text:p>
                </text:list-item>
                <text:list-item>
                  <text:p text:style-name="P12">bajka</text:p>
                </text:list-item>
                <text:list-item>
                  <text:p text:style-name="P12">satira</text:p>
                </text:list-item>
              </text:list>
            </text:list-item>
            <text:list-item>
              <text:p text:style-name="P12">striktně se vyžadovalo nemísení žánrů</text:p>
            </text:list-item>
          </text:list>
        </text:list-item>
        <text:list-item>
          <text:p text:style-name="P12">navrácení se k rozdělení jednot místa času a děje</text:p>
        </text:list-item>
      </text:list>
      <text:p text:style-name="P3">osvícenství</text:p>
      <text:list xml:id="list3152910898" text:style-name="L2">
        <text:list-item>
          <text:p text:style-name="P13">18. st</text:p>
        </text:list-item>
        <text:list-item>
          <text:p text:style-name="P13">filosofický směr</text:p>
        </text:list-item>
        <text:list-item>
          <text:p text:style-name="P13">vychází z rozum</text:p>
        </text:list-item>
        <text:list-item>
          <text:p text:style-name="P14">úvahy o tom, proč se lidé chovají nerozumě</text:p>
        </text:list-item>
        <text:list-item>
          <text:p text:style-name="P15">→ zušlechtění člověka</text:p>
        </text:list-item>
        <text:list-item>
          <text:p text:style-name="P15">když se všichni budou chovat rozumě, nebudou potíže</text:p>
          <text:list>
            <text:list-item>
              <text:p text:style-name="P15">utopická myšlenka</text:p>
            </text:list-item>
          </text:list>
        </text:list-item>
        <text:list-item>
          <text:p text:style-name="P15">encyklopedie</text:p>
          <text:list>
            <text:list-item>
              <text:p text:style-name="P15">rozšiřování vědomostí a znalostí člověka</text:p>
            </text:list-item>
          </text:list>
        </text:list-item>
        <text:list-item>
          <text:p text:style-name="P15">filosofické pojednání (eseje)</text:p>
        </text:list-item>
        <text:list-item>
          <text:p text:style-name="P15">filosofický román</text:p>
          <text:list>
            <text:list-item>
              <text:p text:style-name="P15">potový děj</text:p>
            </text:list-item>
            <text:list-item>
              <text:p text:style-name="P15">dobrodružný …</text:p>
            </text:list-item>
            <text:list-item>
              <text:p text:style-name="P15">autor na vhodných místech filosofuje</text:p>
              <text:list>
                <text:list-item>
                  <text:p text:style-name="P15">zamýšlí se nad důležitými věcmi</text:p>
                </text:list-item>
              </text:list>
            </text:list-item>
          </text:list>
        </text:list-item>
        <text:list-item>
          <text:p text:style-name="P15">mizí dělení vysokých × nízkých žánrů</text:p>
        </text:list-item>
        <text:list-item>
          <text:p text:style-name="P15">začínají kritizovat společnost, uspořádání …</text:p>
        </text:list-item>
        <text:list-item>
          <text:p text:style-name="P15"><text:soft-page-break/>1789 – Francouzská buržoazní revoluce</text:p>
        </text:list-item>
        <text:list-item>
          <text:p text:style-name="P15">naučná literatura důležitější než krásná</text:p>
        </text:list-item>
      </text:list>
      <text:p text:style-name="P4">Preromantismus = sentimentalismus</text:p>
      <text:list xml:id="list1821105864" text:style-name="L3">
        <text:list-item>
          <text:p text:style-name="P16">Nabývá na významu v 2. polovině 18. st.</text:p>
        </text:list-item>
        <text:list-item>
          <text:p text:style-name="P16">Potlačen cit</text:p>
        </text:list-item>
        <text:list-item>
          <text:p text:style-name="P16">důraz kladen na jednotlivce</text:p>
        </text:list-item>
        <text:list-item>
          <text:p text:style-name="P16">tvůrčí svoboda</text:p>
        </text:list-item>
        <text:list-item>
          <text:p text:style-name="P16">důraz na návrat k přírodě</text:p>
        </text:list-item>
        <text:list-item>
          <text:p text:style-name="P16">lidová tvorba (slovesnost)</text:p>
        </text:list-item>
        <text:list-item>
          <text:p text:style-name="P16">vzorem literatury nezkažený člověk, který žije v přírodě / na venkově</text:p>
        </text:list-item>
        <text:list-item>
          <text:p text:style-name="P16">vzorem silná individualita / silný jedinec</text:p>
        </text:list-item>
        <text:list-item>
          <text:p text:style-name="P16">hloubka prožitku, citový vněm</text:p>
        </text:list-item>
      </text:list>
      <text:p text:style-name="P5">Klasicismus</text:p>
      <text:list xml:id="list1088272196" text:style-name="L4">
        <text:list-item>
          <text:p text:style-name="P17">Pierre Corneille</text:p>
          <text:list>
            <text:list-item>
              <text:p text:style-name="P17">Cid</text:p>
              <text:list>
                <text:list-item>
                  <text:p text:style-name="P17">tragedie</text:p>
                  <text:list>
                    <text:list-item>
                      <text:p text:style-name="P17">spousta mrtvých, ale neskončí úplně tragicky</text:p>
                    </text:list-item>
                  </text:list>
                </text:list-item>
                <text:list-item>
                  <text:p text:style-name="P17">vzorem Píeň o Cidovi</text:p>
                </text:list-item>
                <text:list-item>
                  <text:p text:style-name="P18">Učebnice 99</text:p>
                </text:list-item>
                <text:list-item>
                  <text:p text:style-name="P20">Ukázka 297</text:p>
                  <text:list>
                    <text:list-item>
                      <text:p text:style-name="P21">najít typické Klasicistické znaky</text:p>
                    </text:list-item>
                    <text:list-item>
                      <text:p text:style-name="P22">rozumové city</text:p>
                    </text:list-item>
                    <text:list-item>
                      <text:p text:style-name="P22">neobsahuje komické prvky</text:p>
                    </text:list-item>
                    <text:list-item>
                      <text:p text:style-name="P22">rozpor <text:span text:style-name="T2">cit</text:span> × povinnos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Jeana Racine</text:p>
          <text:list>
            <text:list-item>
              <text:p text:style-name="P23">francouzský dramatik</text:p>
            </text:list-item>
            <text:list-item>
              <text:p text:style-name="P23">Faidra</text:p>
              <text:list>
                <text:list-item>
                  <text:p text:style-name="P23">inspirace od Seneci</text:p>
                </text:list-item>
                <text:list-item>
                  <text:p text:style-name="P23">tragédie</text:p>
                </text:list-item>
                <text:list-item>
                  <text:p text:style-name="P23">vášeň</text:p>
                </text:list-item>
                <text:list-item>
                  <text:p text:style-name="P23">vnímání ženy, která zápasí sama se sebou</text:p>
                </text:list-item>
                <text:list-item>
                  <text:p text:style-name="P23">hlavní hrdinka Faidra</text:p>
                  <text:list>
                    <text:list-item>
                      <text:p text:style-name="P23">menželka Theseuse</text:p>
                    </text:list-item>
                    <text:list-item>
                      <text:p text:style-name="P23">nevlastní syn Hyppolitos</text:p>
                      <text:list>
                        <text:list-item>
                          <text:p text:style-name="P23">Faidra se do něho zamiluje</text:p>
                        </text:list-item>
                        <text:list-item>
                          <text:p text:style-name="P23">průchod citů po zprávě o smrti Theuseuse (odmítnutí)</text:p>
                          <text:list>
                            <text:list-item>
                              <text:p text:style-name="P23">vnitřně rozpolcen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návrat Thesea</text:p>
                      <text:list>
                        <text:list-item>
                          <text:p text:style-name="P23">tvrdí mu, že Hyppolitos ji sváděl</text:p>
                        </text:list-item>
                        <text:list-item>
                          <text:p text:style-name="P23">Hyppolitos vyhnán → smrt</text:p>
                        </text:list-item>
                      </text:list>
                    </text:list-item>
                    <text:list-item>
                      <text:p text:style-name="P23">přizná Theseovy pravdu → sebevražd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Moliér</text:p>
          <text:list>
            <text:list-item>
              <text:p text:style-name="P23">francouzský dramatik, herec, vedoucí divadelní společnosti</text:p>
            </text:list-item>
            <text:list-item>
              <text:p text:style-name="P23">nízké žánry</text:p>
              <text:list>
                <text:list-item>
                  <text:p text:style-name="P23">komedie kritizující lidské vlastnosti</text:p>
                </text:list-item>
                <text:list-item>
                  <text:p text:style-name="P23">→ problémy s cenzurou</text:p>
                </text:list-item>
              </text:list>
            </text:list-item>
            <text:list-item>
              <text:p text:style-name="P25">tartuffe</text:p>
              <text:list>
                <text:list-item>
                  <text:p text:style-name="P25"><text:soft-page-break/>hlavní postava z církevních kruhů</text:p>
                  <text:list>
                    <text:list-item>
                      <text:p text:style-name="P25">zlý, zákeřný</text:p>
                    </text:list-item>
                    <text:list-item>
                      <text:p text:style-name="P25">chce získat majetek bohatého měšťana</text:p>
                    </text:list-item>
                    <text:list-item>
                      <text:p text:style-name="P25">manželka ho prokoukne → udělá mu scénku</text:p>
                    </text:list-item>
                  </text:list>
                </text:list-item>
              </text:list>
            </text:list-item>
            <text:list-item>
              <text:p text:style-name="P24">Měšťák šlechticem</text:p>
            </text:list-item>
            <text:list-item>
              <text:p text:style-name="P25">Zdravý Nemocný</text:p>
            </text:list-item>
            <text:list-item>
              <text:p text:style-name="P25">Lakomec</text:p>
            </text:list-item>
          </text:list>
        </text:list-item>
        <text:list-item>
          <text:p text:style-name="P25">Jean de la Fontanie</text:p>
          <text:list>
            <text:list-item>
              <text:p text:style-name="P25">bajky</text:p>
            </text:list-item>
            <text:list-item>
              <text:p text:style-name="P25">návaznost na Ezopa</text:p>
            </text:list-item>
            <text:list-item>
              <text:p text:style-name="P25">francouzská soudobá splečnost</text:p>
            </text:list-item>
          </text:list>
        </text:list-item>
      </text:list>
      <text:p text:style-name="P7">Itálie</text:p>
      <text:list xml:id="list2253954533" text:style-name="L5">
        <text:list-item>
          <text:p text:style-name="P26">Carlo Goldoni</text:p>
          <text:list>
            <text:list-item>
              <text:p text:style-name="P26">navazoval na komedie de la arte</text:p>
            </text:list-item>
            <text:list-item>
              <text:p text:style-name="P26">ovlivněn Francii</text:p>
            </text:list-item>
            <text:list-item>
              <text:p text:style-name="P26">propracované charaktery</text:p>
            </text:list-item>
            <text:list-item>
              <text:p text:style-name="P26">pouze měšťanské a lidové vrstvy</text:p>
            </text:list-item>
            <text:list-item>
              <text:p text:style-name="P26">250 her</text:p>
            </text:list-item>
            <text:list-item>
              <text:p text:style-name="P26">Poprask na Laguně</text:p>
            </text:list-item>
            <text:list-item>
              <text:p text:style-name="P26">Sluha dvou pánů</text:p>
              <text:list>
                <text:list-item>
                  <text:p text:style-name="P26">jeden sluha slouží muži a ženě, kteří se do sebe zamilují</text:p>
                </text:list-item>
              </text:list>
            </text:list-item>
          </text:list>
        </text:list-item>
      </text:list>
      <text:p text:style-name="P6">Osvícenství</text:p>
      <text:list xml:id="list3996744590" text:style-name="L6">
        <text:list-item>
          <text:p text:style-name="P28">encyklopedie</text:p>
        </text:list-item>
        <text:list-item>
          <text:p text:style-name="P29">Denis Diderot</text:p>
          <text:list>
            <text:list-item>
              <text:p text:style-name="P29">jeden z autorů přispívající (hlavní organizátor) do vzniku mnohosvazkové encyklopedie</text:p>
              <text:list>
                <text:list-item>
                  <text:p text:style-name="P29">28 svazků</text:p>
                </text:list-item>
              </text:list>
            </text:list-item>
            <text:list-item>
              <text:p text:style-name="P29">psal i Beletrii</text:p>
              <text:list>
                <text:list-item>
                  <text:p text:style-name="P29">experimentátor</text:p>
                </text:list-item>
                <text:list-item>
                  <text:p text:style-name="P29">Jakub Fatalista</text:p>
                  <text:list>
                    <text:list-item>
                      <text:p text:style-name="P42">ukázka 309</text:p>
                    </text:list-item>
                    <text:list-item>
                      <text:p text:style-name="P29">román</text:p>
                    </text:list-item>
                    <text:list-item>
                      <text:p text:style-name="P29">inspirace pro <text:s/>Milana Kunderu (Jakub a jeho pán)</text:p>
                    </text:list-item>
                    <text:list-item>
                      <text:p text:style-name="P29">Fatalista – člověk, který věří, ře je vše dáno osudem</text:p>
                    </text:list-item>
                    <text:list-item>
                      <text:p text:style-name="P29">Filosofický román</text:p>
                    </text:list-item>
                    <text:list-item>
                      <text:p text:style-name="P29">Putování Jakuba a jeho pána (rámec)</text:p>
                    </text:list-item>
                    <text:list-item>
                      <text:p text:style-name="P29">odbočky</text:p>
                      <text:list>
                        <text:list-item>
                          <text:p text:style-name="P29">o čem se spolu baví (filosofické úvahy)</text:p>
                          <text:list>
                            <text:list-item>
                              <text:p text:style-name="P29">otázka toho, jestli je vše dáno nebo ne</text:p>
                              <text:list>
                                <text:list-item>
                                  <text:p text:style-name="P29">Pán – člověk, Jakub - osud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co zažívají</text:p>
                        </text:list-item>
                      </text:list>
                    </text:list-item>
                    <text:list-item>
                      <text:p text:style-name="P29">novátorská rovina vypravěče</text:p>
                    </text:list-item>
                  </text:list>
                </text:list-item>
                <text:list-item>
                  <text:p text:style-name="P29">Jeptiška</text:p>
                  <text:list>
                    <text:list-item>
                      <text:p text:style-name="P29">povídka</text:p>
                    </text:list-item>
                    <text:list-item>
                      <text:p text:style-name="P29">nemanželská dívka daná do kláštera proti své vůli</text:p>
                    </text:list-item>
                    <text:list-item>
                      <text:p text:style-name="P29">sled žážitků této dívky ve klášterech a snaha odejít</text:p>
                    </text:list-item>
                    <text:list-item>
                      <text:p text:style-name="P29">mystifikace, že jde o reálný příběh</text:p>
                    </text:list-item>
                    <text:list-item>
                      <text:p text:style-name="P30">retrospektiva</text:p>
                    </text:list-item>
                    <text:list-item>
                      <text:p text:style-name="P30">proticírkevní zaměřen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oft-page-break/>Voltaire</text:p>
          <text:list>
            <text:list-item>
              <text:p text:style-name="P30">vrcholný představitel francouzského osvícenství</text:p>
            </text:list-item>
            <text:list-item>
              <text:p text:style-name="P30">kritika církve</text:p>
            </text:list-item>
            <text:list-item>
              <text:p text:style-name="P27">utopie zlepšení světa pomocí rozumu</text:p>
            </text:list-item>
            <text:list-item>
              <text:p text:style-name="P27">svět plný rozumu</text:p>
            </text:list-item>
            <text:list-item>
              <text:p text:style-name="P31">Candide neboli Optimismus</text:p>
              <text:list>
                <text:list-item>
                  <text:p text:style-name="P27">Polemizuje s filosofem (Leibniz)</text:p>
                </text:list-item>
                <text:list-item>
                  <text:p text:style-name="P34">na našem světě se dá leccos zlepšit</text:p>
                </text:list-item>
                <text:list-item>
                  <text:p text:style-name="P34">zamiluje se do Kunhuty</text:p>
                  <text:list>
                    <text:list-item>
                      <text:p text:style-name="P34">nedovolená láska → odchod do světa → poznává zkaženost světa</text:p>
                    </text:list-item>
                  </text:list>
                </text:list-item>
                <text:list-item>
                  <text:p text:style-name="P34">východisko nachází v smysluplné činnosti pro druhé</text:p>
                </text:list-item>
                <text:list-item>
                  <text:p text:style-name="P34">postavy se vyvíjí</text:p>
                  <text:list>
                    <text:list-item>
                      <text:p text:style-name="P34">dopouštějí se omylů a chyb</text:p>
                    </text:list-item>
                  </text:list>
                </text:list-item>
                <text:list-item>
                  <text:p text:style-name="P34">důraz na filosofickou hloubku děje</text:p>
                </text:list-item>
                <text:list-item>
                  <text:p text:style-name="P35">vyústění:</text:p>
                  <text:list>
                    <text:list-item>
                      <text:p text:style-name="P35">Candid nachází východisko v práci pro druhé (smysluplné činnosti)</text:p>
                    </text:list-item>
                  </text:list>
                </text:list-item>
                <text:list-item>
                  <text:p text:style-name="P34"><text:span text:style-name="T4">Dú: </text:span><text:span text:style-name="T5">ukázka 313</text:span></text:p>
                </text:list-item>
              </text:list>
            </text:list-item>
          </text:list>
        </text:list-item>
      </text:list>
      <text:h text:style-name="P58" text:outline-level="3">Anglie</text:h>
      <text:p text:style-name="P52">Daniel Defoe</text:p>
      <text:list xml:id="list1964945235" text:style-name="L9">
        <text:list-item>
          <text:p text:style-name="P45">Robinson Crusoe</text:p>
          <text:list>
            <text:list-item>
              <text:p text:style-name="P45">převyprávěl Josef Věromír Pleva</text:p>
            </text:list-item>
            <text:list-item>
              <text:p text:style-name="P45">osvícenské dílo – Robinson přežívá díky svému rozumu</text:p>
            </text:list-item>
          </text:list>
        </text:list-item>
      </text:list>
      <text:p text:style-name="P55"/>
      <text:p text:style-name="P52">Johnatan Swift</text:p>
      <text:list xml:id="list3206249095" text:style-name="L12">
        <text:list-item>
          <text:p text:style-name="P46"><text:span text:style-name="T7">alegoricko-satirický utopický román (fiktivní cestopis) </text:span><text:span text:style-name="T2">Gulliverovy cesty</text:span></text:p>
          <text:list>
            <text:list-item>
              <text:p text:style-name="P46">cestuje po vymyšlených zemích, kde žijí vymyšlení uživatelé</text:p>
            </text:list-item>
            <text:list-item>
              <text:p text:style-name="P46">země liliputánů, obrů, moudrých koňů</text:p>
            </text:list-item>
            <text:list-item>
              <text:p text:style-name="P46">kritický vůči rozdílům ve společnosti</text:p>
            </text:list-item>
          </text:list>
        </text:list-item>
      </text:list>
      <text:p text:style-name="P56"/>
      <text:h text:style-name="P51" text:outline-level="2">Preromantismus</text:h>
      <text:list xml:id="list965819646" text:style-name="L13">
        <text:list-item>
          <text:p text:style-name="P44"><text:span text:style-name="T8">na rozdíl</text:span> od klasicismu propagován spíše měšťany (propagují venkov → žijí na venkově)</text:p>
        </text:list-item>
        <text:list-item>
          <text:p text:style-name="P44">důraz na citovou stránku, návrat k přírodě, smysl pro člověka a jeho emoce</text:p>
        </text:list-item>
        <text:list-item>
          <text:p text:style-name="P44">odkazuje na původnost a originalitu</text:p>
        </text:list-item>
        <text:list-item>
          <text:p text:style-name="P44">hlavní postavy unikají z reality do minulosti, exotického prostředí</text:p>
        </text:list-item>
        <text:list-item>
          <text:p text:style-name="P44">popisuje přírodní scenérie – hrady, hluboké lesy, měsíčná noc (později typické pro romantismus)</text:p>
        </text:list-item>
      </text:list>
      <text:p text:style-name="P57"/>
      <text:h text:style-name="P59" text:outline-level="3">Francie</text:h>
      <text:p text:style-name="P53">Jean-Jacques Rousseau </text:p>
      <text:list xml:id="list1621530933" text:style-name="L14">
        <text:list-item>
          <text:p text:style-name="P43">kritika společenské nerovnosti</text:p>
        </text:list-item>
        <text:list-item>
          <text:p text:style-name="P43">snaha o obnovení přirozeného bytí lidské společnosti</text:p>
        </text:list-item>
        <text:list-item>
          <text:p text:style-name="P43"><text:span text:style-name="T9">román </text:span><text:span text:style-name="T14">Emil čili o vychování</text:span></text:p>
          <text:list>
            <text:list-item>
              <text:p text:style-name="P43">svoje děti přitom dal do sirotčince</text:p>
            </text:list-item>
          </text:list>
        </text:list-item>
        <text:list-item>
          <text:p text:style-name="P43"><text:span text:style-name="T9">román v dopisech </text:span><text:span text:style-name="T14">Julie neboli Nová H</text:span><text:span text:style-name="T15">e</text:span><text:span text:style-name="T14">loisa</text:span></text:p>
        </text:list-item>
        <text:list-item>
          <text:p text:style-name="P43"><text:soft-page-break/><text:span text:style-name="T9">autobiografie </text:span><text:span text:style-name="T14">Vyznání</text:span></text:p>
        </text:list-item>
      </text:list>
      <text:p text:style-name="P47">Lion Feuchtwanger</text:p>
      <text:list xml:id="list3427191206" text:style-name="L15">
        <text:list-item>
          <text:p text:style-name="P48">životopisný román <text:span text:style-name="T16">Bláznova moudrost</text:span></text:p>
        </text:list-item>
      </text:list>
      <text:p text:style-name="P8">Německá lit.</text:p>
      <text:list xml:id="list3240471627" text:style-name="L7">
        <text:list-item>
          <text:p text:style-name="P37">preromantismus, Sentimentalismus</text:p>
        </text:list-item>
        <text:list-item>
          <text:p text:style-name="P38">Gotthold Ephram Lessing</text:p>
          <text:list>
            <text:list-item>
              <text:p text:style-name="P36"><text:s/>dramitik</text:p>
              <text:list>
                <text:list-item>
                  <text:p text:style-name="P36">nový tip dramatu (činohřa)</text:p>
                  <text:list>
                    <text:list-item>
                      <text:p text:style-name="P36">spojení komedie i tragedie</text:p>
                    </text:list-item>
                    <text:list-item>
                      <text:p text:style-name="P36">„hra jakoby ze života“</text:p>
                    </text:list-item>
                  </text:list>
                </text:list-item>
                <text:list-item>
                  <text:p text:style-name="P36">měšťanské drama</text:p>
                  <text:list>
                    <text:list-item>
                      <text:p text:style-name="P36">myšlenka: „nositelé pozitivních mravních hodnot jsou měšťané“</text:p>
                    </text:list-item>
                  </text:list>
                </text:list-item>
              </text:list>
            </text:list-item>
            <text:list-item>
              <text:p text:style-name="P36">neuznával dělení na vysoké a nízké styly</text:p>
            </text:list-item>
            <text:list-item>
              <text:p text:style-name="P32">Mina von Baruhelm</text:p>
            </text:list-item>
            <text:list-item>
              <text:p text:style-name="P32">Emilia Galotti</text:p>
              <text:list>
                <text:list-item>
                  <text:p text:style-name="P36">šlechtic Gouzago <text:span text:style-name="T6">(rozporuplná postava) </text:span>a jeho komoří Marineli</text:p>
                </text:list-item>
                <text:list-item>
                  <text:p text:style-name="P39">Emílie a jej otec Odoardo</text:p>
                </text:list-item>
                <text:list-item>
                  <text:p text:style-name="P39">Gouzago touží po Emílii, která má jiného</text:p>
                  <text:list>
                    <text:list-item>
                      <text:p text:style-name="P39">„špatné“ rady Marineliho</text:p>
                    </text:list-item>
                  </text:list>
                </text:list-item>
                <text:list-item>
                  <text:p text:style-name="P39">Emiliin snoubenec byl zabit → Emílie ve složité situaci → Emilie se zabije</text:p>
                </text:list-item>
                <text:list-item>
                  <text:p text:style-name="P39">mravní rozhřešení</text:p>
                </text:list-item>
              </text:list>
            </text:list-item>
          </text:list>
        </text:list-item>
        <text:list-item>
          <text:p text:style-name="P39">Sturm und Drang – Bouře a vzdor</text:p>
          <text:list>
            <text:list-item>
              <text:p text:style-name="P39">2. pol 18. st.</text:p>
            </text:list-item>
            <text:list-item>
              <text:p text:style-name="P39">Stejná východiska jako pro preromantismus, Sentimentalismus</text:p>
            </text:list-item>
            <text:list-item>
              <text:p text:style-name="P39">zdůraznění role silných individualit</text:p>
              <text:list>
                <text:list-item>
                  <text:p text:style-name="P39">myslí si, že maají právo nechovat se úplně podle kodexu</text:p>
                </text:list-item>
              </text:list>
            </text:list-item>
            <text:list-item>
              <text:p text:style-name="P39">Johan Wolfgang Gethe</text:p>
              <text:list>
                <text:list-item>
                  <text:p text:style-name="P39">1749-1832 </text:p>
                </text:list-item>
                <text:list-item>
                  <text:p text:style-name="P39">osobnost všeobecně talentovaná</text:p>
                  <text:list>
                    <text:list-item>
                      <text:p text:style-name="P39">vědec (přírodní vědy)</text:p>
                    </text:list-item>
                    <text:list-item>
                      <text:p text:style-name="P39">historie, umění</text:p>
                    </text:list-item>
                    <text:list-item>
                      <text:p text:style-name="P39">politicky činný</text:p>
                    </text:list-item>
                    <text:list-item>
                      <text:p text:style-name="P40">Utrpení mladého Werthera</text:p>
                      <text:list>
                        <text:list-item>
                          <text:p text:style-name="P40">Epistolární román = román v dopisech</text:p>
                        </text:list-item>
                        <text:list-item>
                          <text:p text:style-name="P40">nešťastná láska Loty a Wertera</text:p>
                          <text:list>
                            <text:list-item>
                              <text:p text:style-name="P40">Lota miluje Werterova přítele</text:p>
                            </text:list-item>
                          </text:list>
                        </text:list-item>
                        <text:list-item>
                          <text:p text:style-name="P40">Werter se zabije</text:p>
                        </text:list-item>
                        <text:list-item>
                          <text:p text:style-name="P40">dopad v Německu – lidé se začali chovat a odívat jako Lota a Wertera + vlna sebevražd</text:p>
                        </text:list-item>
                      </text:list>
                    </text:list-item>
                    <text:list-item>
                      <text:p text:style-name="P40"><text:span text:style-name="T14">Viléma Meisnera léta učednická</text:span> a <text:span text:style-name="T14">Viléma Meisnera léta tovarišská</text:span></text:p>
                      <text:list>
                        <text:list-item>
                          <text:p text:style-name="P40">vývojový román – hlavní postava se zde formuje</text:p>
                        </text:list-item>
                      </text:list>
                    </text:list-item>
                    <text:list-item>
                      <text:p text:style-name="P33">Ifigenie v Tauridě</text:p>
                      <text:list>
                        <text:list-item>
                          <text:p text:style-name="P40">tragedie</text:p>
                        </text:list-item>
                        <text:list-item>
                          <text:p text:style-name="P40">inspirace Trojskou válkou</text:p>
                        </text:list-item>
                      </text:list>
                    </text:list-item>
                    <text:list-item>
                      <text:p text:style-name="P33">Faust</text:p>
                      <text:list>
                        <text:list-item>
                          <text:p text:style-name="P40">dramatická báseň</text:p>
                        </text:list-item>
                        <text:list-item>
                          <text:p text:style-name="P19">ukázka 332</text:p>
                          <text:list>
                            <text:list-item>
                              <text:p text:style-name="P41">1. díl</text:p>
                              <text:list>
                                <text:list-item>
                                  <text:p text:style-name="P41">Motivace Fausta pro jeho smlouvu s Mefistothelem, podmínky smlouvy?</text:p>
                                </text:list-item>
                              </text:list>
                            </text:list-item>
                            <text:list-item>
                              <text:p text:style-name="P41">2.díl</text:p>
                              <text:list>
                                <text:list-item>
                                  <text:p text:style-name="P40"><text:soft-page-break/>Jakou měl Faust v závěru života Vizi?</text:p>
                                </text:list-item>
                                <text:list-item>
                                  <text:p text:style-name="P40">Jak to s Faustem nakonec dopadlo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>Friedrich Schiller <text:span text:style-name="T20">(1759 - 1805)</text:span></text:p>
      <text:list xml:id="list135271934" text:style-name="L17">
        <text:list-item>
          <text:p text:style-name="P49"><text:span text:style-name="T21">(</text:span><text:span text:style-name="T17">uč. 88</text:span><text:span text:style-name="T10">)</text:span></text:p>
        </text:list-item>
      </text:list>
      <text:list xml:id="list1047619629" text:style-name="L18">
        <text:list-item>
          <text:p text:style-name="P50">důraz na mravní stránku jednání, patos</text:p>
        </text:list-item>
        <text:list-item>
          <text:p text:style-name="P50">divadlo je instituce s účelem zušlechtění člověka</text:p>
        </text:list-item>
        <text:list-item>
          <text:p text:style-name="P50">Sturm und Drang</text:p>
        </text:list-item>
        <text:list-item>
          <text:p text:style-name="P50">hra <text:span text:style-name="T2">Loupežníci</text:span></text:p>
          <text:list>
            <text:list-item>
              <text:p text:style-name="P50">myšlenka toho, že by lidé neměli zneužívat svou moc</text:p>
            </text:list-item>
          </text:list>
        </text:list-item>
        <text:list-item>
          <text:p text:style-name="P50"><text:span text:style-name="T11">hra </text:span><text:span text:style-name="T13">Úklady a láska</text:span></text:p>
        </text:list-item>
        <text:list-item>
          <text:p text:style-name="P50"><text:span text:style-name="T11">historické hry </text:span><text:span text:style-name="T13">Valdštejn</text:span><text:span text:style-name="T11">, </text:span><text:span text:style-name="T13">Vilém Tell</text:span></text:p>
        </text:list-item>
        <text:list-item>
          <text:p text:style-name="P50"><text:span text:style-name="T11">slova k </text:span><text:span text:style-name="T13">Ódě na rado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3cm" fo:margin-bottom="0.312cm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46cm" fo:margin-bottom="0.111cm" loext:contextual-spacing="false" fo:line-height="100%" style:writing-mode="page"/>
      <style:text-properties style:font-name="Varela Round" fo:font-family="'Varela Round'" style:font-pitch="variable" fo:font-size="15pt" fo:language="cs" fo:country="CZ" fo:font-weight="normal" officeooo:rsid="00189d33" style:font-size-asian="15pt" style:font-weight-asian="normal" style:font-size-complex="15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11-22T20:10:12.994000000</dc:date>
    <meta:editing-duration>PT7H18M54S</meta:editing-duration>
    <meta:editing-cycles>26</meta:editing-cycles>
    <meta:generator>LibreOffice/5.4.6.2$Windows_X86_64 LibreOffice_project/4014ce260a04f1026ba855d3b8d91541c224eab8</meta:generator>
    <meta:document-statistic meta:table-count="0" meta:image-count="0" meta:object-count="0" meta:page-count="6" meta:paragraph-count="237" meta:word-count="1173" meta:character-count="6561" meta:non-whitespace-character-count="5832"/>
  </office:meta>
</office:document-meta>
</file>